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fo:font-style="italic" style:font-size-asian="32pt" style:font-style-asian="italic" style:font-size-complex="32pt" style:font-style-complex="italic"/>
    </style:style>
    <style:style style:name="T86" style:family="text">
      <style:text-properties style:text-position="-33% 58%" fo:font-size="24pt" fo:font-style="italic" style:font-size-asian="32pt" style:font-style-asian="italic" style:font-size-complex="32pt" style:font-style-complex="italic"/>
    </style:style>
    <style:style style:name="T87" style:family="text">
      <style:text-properties style:text-position="0% 100%" fo:font-style="normal" style:font-style-asian="normal" style:font-style-complex="normal"/>
    </style:style>
    <style:style style:name="T88" style:family="text">
      <style:text-properties style:text-position="0% 100%" fo:font-style="italic" style:font-style-asian="italic" style:font-style-complex="italic"/>
    </style:style>
    <style:style style:name="T89" style:family="text">
      <style:text-properties style:text-position="33% 58%" fo:font-style="normal" style:font-style-asian="normal" style:font-style-complex="normal"/>
    </style:style>
    <style:style style:name="T90" style:family="text">
      <style:text-properties style:text-position="-33% 58%" fo:font-style="normal" style:font-style-asian="normal" style:font-style-complex="normal"/>
    </style:style>
    <style:style style:name="T91" style:family="text">
      <style:text-properties style:text-position="0% 100%" fo:font-style="normal" fo:font-weight="bold" style:font-style-asian="normal" style:font-weight-asian="bold" style:font-style-complex="normal" style:font-weight-complex="bold"/>
    </style:style>
    <style:style style:name="T92" style:family="text">
      <style:text-properties style:text-position="33% 58%"/>
    </style:style>
    <style:style style:name="T93" style:family="text">
      <style:text-properties style:text-position="33% 58%" fo:font-style="italic" style:font-style-asian="italic" style:font-style-complex="italic"/>
    </style:style>
    <style:style style:name="T94" style:family="text">
      <style:text-properties style:text-position="0% 100%" fo:font-weight="bold" style:font-weight-asian="bold" style:font-weight-complex="bold"/>
    </style:style>
    <style:style style:name="T95" style:family="text">
      <style:text-properties fo:font-size="32pt" style:font-size-asian="44pt" style:font-size-complex="44pt"/>
    </style:style>
    <style:style style:name="T96" style:family="text">
      <style:text-properties fo:font-size="24pt" fo:font-weight="bold" style:font-size-asian="32pt" style:font-weight-asian="bold" style:font-size-complex="32pt" style:font-weight-complex="bold"/>
    </style:style>
    <style:style style:name="T97" style:family="text">
      <style:text-properties fo:font-size="32pt" fo:font-style="italic" style:font-size-asian="44pt" style:font-style-asian="italic" style:font-size-complex="44pt" style:font-style-complex="italic"/>
    </style:style>
    <style:style style:name="T98" style:family="text">
      <style:text-properties style:text-position="-33% 58%" fo:font-size="32pt" fo:font-style="italic" style:font-size-asian="44pt" style:font-style-asian="italic" style:font-size-complex="44pt" style:font-style-complex="italic"/>
    </style:style>
    <style:style style:name="T99" style:family="text">
      <style:text-properties style:text-position="-33% 58%" fo:font-size="32pt" style:font-size-asian="44pt" style:font-size-complex="44pt"/>
    </style:style>
    <style:style style:name="T100"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ℋ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5">P</text:span><text:span text:style-name="T86">M</text:span><text:span text:style-name="T15"> projiziere auf den Unterraum </text:span><text:span text:style-name="T85">M</text:span><text:span text:style-name="T15"> ⊂ </text:span><text:span text:style-name="T85">H</text:span><text:span text:style-name="T15">. Welche Eigenwerte und Eigenzustände besitzt </text:span><text:span text:style-name="T85">P</text:span><text:span text:style-name="T86">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63"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64"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5"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6"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7"/></text:p>
            <text:p><text:span text:style-name="T87">Dann ist der zu A inverse Operator </text:span><text:span text:style-name="T88">A</text:span><text:span text:style-name="T89">-1</text:span><text:span text:style-name="T87"> durch</text:span></text:p>
            <text:p><text:span text:style-name="T88">A</text:span><text:span text:style-name="T89">-1</text:span><text:span text:style-name="T87">|</text:span><text:span text:style-name="T53">β</text:span><text:span text:style-name="T87">&gt; = |</text:span><text:span text:style-name="T53">α</text:span><text:span text:style-name="T87">&gt;</text:span></text:p>
            <text:p><text:span text:style-name="T87">definiert, mit </text:span><text:span text:style-name="T88">D</text:span><text:span text:style-name="T3">A</text:span><text:span text:style-name="T90">-1</text:span><text:span text:style-name="T87"> = </text:span><text:span text:style-name="T88">W</text:span><text:span text:style-name="T3">A</text:span><text:span text:style-name="T87"> und </text:span><text:span text:style-name="T88">W</text:span><text:span text:style-name="T3">A</text:span><text:span text:style-name="T90">-1</text:span><text:span text:style-name="T87"> = </text:span><text:span text:style-name="T88">D</text:span><text:span text:style-name="T3">A</text:span><text:span text:style-name="T87">.</text:span></text:p>
            <text:p><text:span text:style-name="T87"/></text:p>
            <text:p><text:span text:style-name="T87">Wegen </text:span><text:span text:style-name="T88">D</text:span><text:span text:style-name="T3">A</text:span><text:span text:style-name="T87"> = </text:span><text:span text:style-name="T88">W</text:span><text:span text:style-name="T3">A</text:span><text:span text:style-name="T87"> ergibt sich die Operatoridentität:</text:span></text:p>
            <text:p><text:span text:style-name="T88">A</text:span><text:span text:style-name="T89">-1</text:span><text:span text:style-name="T88">A</text:span><text:span text:style-name="T87"> = </text:span><text:span text:style-name="T88">A</text:span><text:span text:style-name="T87"> </text:span><text:span text:style-name="T88">A</text:span><text:span text:style-name="T89">-1</text:span><text:span text:style-name="T87"> = </text:span><text:span text:style-name="T91">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2">−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 text:style-name="P13">Der adjungierte Operator wirkt im Dualraum so wie der Operator im Hilbertraum. Der inverse Operator wirkt im Hilbertraum und bewirkt eine Rücktransformatio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2">−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71"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70"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3">A</text:span>e<text:span text:style-name="T93">B</text:span> = e<text:span text:style-name="T93">A</text:span><text:span text:style-name="T89">+</text:span><text:span text:style-name="T93">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2">0</text:span> = <text:span text:style-name="T94">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3">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72"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elche charakteristischen Merkmale weist die Matrix eines hermiteschen Operators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3" draw:layer="layout" svg:width="16.799cm" svg:height="13.365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3" draw:layer="layout" svg:width="16.799cm" svg:height="13.365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3" draw:layer="layout" svg:width="16.799cm" svg:height="13.365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3" draw:layer="layout" svg:width="16.799cm" svg:height="13.365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96">vor</text:span><text:span text:style-name="T15"> der Messung der Observablen </text:span><text:span text:style-name="T85">A</text:span><text:span text:style-name="T15"> in irgendeinem Zustand |</text:span><text:span text:style-name="T85">ψ</text:span><text:span text:style-name="T15">&gt;. Was kann über den Systemzustand </text:span><text:span text:style-name="T96">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3" draw:layer="layout" svg:width="16.799cm" svg:height="13.365cm" svg:x="2.1cm" svg:y="14.107cm" presentation:class="notes" presentation:placeholder="true">
            <draw:text-box/>
          </draw:frame>
        </presentation:notes>
      </draw:page>
      <draw:page draw:name="page9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Unter welchen Voraussetzungen verschwindet die mittlere quadratische Schwankung Δ</text:span><text:span text:style-name="T97">A</text:span><text:span text:style-name="T98">ψ</text:span><text:span text:style-name="T95">?</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5">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5">ρ</text:span><text:span text:style-name="T15"> werde in der VON-Eigenbasis {|</text:span><text:span text:style-name="T85">a</text:span><text:span text:style-name="T86">i</text:span><text:span text:style-name="T15">&gt;} der Observablen </text:span><text:span text:style-name="T85">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arum muß der Zeitentwicklungsoperator </text:span><text:span text:style-name="T97">U</text:span><text:span text:style-name="T95">(</text:span><text:span text:style-name="T97">t</text:span><text:span text:style-name="T95">, </text:span><text:span text:style-name="T97">t</text:span><text:span text:style-name="T99">0</text:span><text:span text:style-name="T95">)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4"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3" draw:layer="layout" svg:width="16.799cm" svg:height="13.365cm" svg:x="2.1cm" svg:y="14.107cm" presentation:class="notes" presentation:placeholder="true">
            <draw:text-box/>
          </draw:frame>
        </presentation:notes>
      </draw:page>
      <draw:page draw:name="page11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5">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3" draw:layer="layout" svg:width="16.799cm" svg:height="13.365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3" draw:layer="layout" svg:width="16.799cm" svg:height="13.365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3" draw:layer="layout" svg:width="16.799cm" svg:height="13.365cm" svg:x="2.1cm" svg:y="14.107cm" presentation:class="notes" presentation:placeholder="true">
            <draw:text-box/>
          </draw:frame>
        </presentation:notes>
      </draw:page>
      <draw:page draw:name="page135"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7" presentation:class="page"/>
          <draw:frame presentation:style-name="pr3" draw:layer="layout" svg:width="16.799cm" svg:height="13.365cm" svg:x="2.1cm" svg:y="14.107cm" presentation:class="notes" presentation:placeholder="true">
            <draw:text-box/>
          </draw:frame>
        </presentation:notes>
      </draw:page>
      <draw:page draw:name="page138"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3">m</text:span> <text:s text:c="2"/><text:span text:style-name="T93">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59"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60" xlink:type="simple" xlink:show="embed" xlink:actuate="onLoad"/>
        </draw:frame>
        <presentation:notes draw:style-name="dp2">
          <draw:page-thumbnail draw:style-name="gr2" draw:layer="layout" svg:width="14.848cm" svg:height="11.136cm" svg:x="3.075cm" svg:y="2.257cm" draw:page-number="141" presentation:class="page"/>
          <draw:frame presentation:style-name="pr4" draw:layer="layout" svg:width="16.799cm" svg:height="13.364cm" svg:x="2.1cm" svg:y="14.107cm" presentation:class="notes" presentation:placeholder="true">
            <draw:text-box/>
          </draw:frame>
        </presentation:notes>
      </draw:page>
      <draw:page draw:name="page14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5">Wie lautet &lt;</text:span><text:span text:style-name="T97">q</text:span><text:span text:style-name="T95">| <text:s text:c="2"/></text:span><text:span text:style-name="T100">m</text:span><text:span text:style-name="T95"> <text:s text:c="2"/></text:span><text:span text:style-name="T100">n</text:span><text:span text:style-name="T95">|</text:span><text:span text:style-name="T97">ψ</text:span><text:span text:style-name="T95">&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61"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142"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2T20:06:04.315000000</dc:date>
    <meta:document-statistic meta:object-count="662"/>
  </office:meta>
</office:document-meta>
</file>